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:4r.co"/>Welcome to the Statistics Coding Challenge. Please download the Jupyter notebook, <text:a xlink:type="simple" xlink:href="https://trainings.analyticsvidhya.com/assets/courseware/v1/15a0bd8523d607446bf58e217359edb1/asset-v1:AnalyticsVidhya+DS101+2018T2+type@asset+block/Statistics_Coding_Challenge.ipynb" office:target-frame-name="[object Object]" xlink:show="replace" text:style-name="Internet_20_link" text:visited-style-name="Visited_20_Internet_20_Link">Statistics_Coding_Challenge.ipynb</text:a> and fill in the blanks.</text:p>
      <text:p text:style-name="Text_20_body">Solution : <text:a xlink:type="simple" xlink:href="https://trainings.analyticsvidhya.com/assets/courseware/v1/09a04dd9ff148c4663f07c09da1bdc68/asset-v1:AnalyticsVidhya+DS101+2018T2+type@asset+block/Statistics_Coding_Challenge_Solution.ipynb" office:target-frame-name="[object Object]" xlink:show="replace" text:style-name="Internet_20_link" text:visited-style-name="Visited_20_Internet_20_Link">Statistics_Coding_Challenge_Solution.ipynb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7:45:27.930143728</meta:creation-date>
    <dc:date>2019-02-11T17:45:51.831777489</dc:date>
    <meta:editing-duration>PT24S</meta:editing-duration>
    <meta:editing-cycles>1</meta:editing-cycles>
    <meta:document-statistic meta:table-count="0" meta:image-count="0" meta:object-count="0" meta:page-count="1" meta:paragraph-count="2" meta:word-count="20" meta:character-count="192" meta:non-whitespace-character-count="174"/>
    <meta:generator>LibreOffice/5.1.6.2$Linux_X86_64 LibreOffice_project/10m0$Build-2</meta:generator>
  </office:meta>
</office:document-meta>
</file>